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741" officeooo:paragraph-rsid="000fc741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fc741" officeooo:paragraph-rsid="000fc741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0fc741" officeooo:paragraph-rsid="000fc741"/>
    </style:style>
    <style:style style:name="P4" style:family="paragraph" style:parent-style-name="Standard">
      <style:text-properties officeooo:rsid="001251f0" officeooo:paragraph-rsid="001251f0"/>
    </style:style>
    <style:style style:name="T1" style:family="text">
      <style:text-properties officeooo:rsid="001212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BOTICS REPORT</text:p>
      <text:p text:style-name="P1">Abstract:</text:p>
      <text:p text:style-name="P1">Results of my work through<text:span text:style-name="T1">out</text:span> CS3027 Robotics during 2017-2018 academic year.</text:p>
      <text:p text:style-name="P1"/>
      <text:p text:style-name="P1"><text:span text:style-name="T1">Preliminaries</text:span>:</text:p>
      <text:p text:style-name="P1">To be able to run all of nodes and packages, several <text:span text:style-name="T1">adjustments</text:span> to paths needs to be made, <text:span text:style-name="T1">mainly path wise, so the exact components are visible to each other.</text:span></text:p>
      <text:p text:style-name="P4">Let’s start wi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4:35:18.407959373</meta:creation-date>
    <meta:generator>LibreOffice/5.4.3.2$Linux_X86_64 LibreOffice_project/40m0$Build-2</meta:generator>
    <dc:date>2017-11-13T14:58:50.745636918</dc:date>
    <meta:editing-duration>PT13M10S</meta:editing-duration>
    <meta:editing-cycles>5</meta:editing-cycles>
    <meta:document-statistic meta:table-count="0" meta:image-count="0" meta:object-count="0" meta:page-count="1" meta:paragraph-count="6" meta:word-count="48" meta:character-count="291" meta:non-whitespace-character-count="249"/>
  </office:meta>
</office:document-meta>
</file>